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H</mi>
        <mrow>
          <mrow>
            <mo stretchy="false">±</mo>
            <mphantom>
              <mstyle>
                <mrow>
                  <mn>.</mn>
                </mrow>
              </mstyle>
            </mphantom>
          </mrow>
        </mrow>
      </msub>
      <mrow>
        <mo stretchy="false">(</mo>
        <mrow>
          <mi>z</mi>
          <mi>,</mi>
          <mi>t</mi>
        </mrow>
        <mo stretchy="false">)</mo>
      </mrow>
      <mrow>
        <mi/>
        <mo stretchy="false">=</mo>
        <mi/>
      </mrow>
      <mrow>
        <munderover>
          <mo stretchy="false">∫</mo>
          <mrow>
            <mo stretchy="false">−</mo>
            <mo stretchy="false">∞</mo>
          </mrow>
          <mo stretchy="false">∞</mo>
        </munderover>
        <mi>b</mi>
      </mrow>
      <mrow>
        <mo stretchy="false">(</mo>
        <mrow>
          <mi>k</mi>
        </mrow>
        <mo stretchy="false">)</mo>
      </mrow>
      <msup>
        <mtext>e</mtext>
        <mrow>
          <mtext>i</mtext>
          <mrow>
            <mo stretchy="false">(</mo>
            <mrow>
              <mi mathvariant="italic">kz</mi>
              <mrow>
                <mi/>
                <mo stretchy="false">±</mo>
                <mi/>
              </mrow>
              <mo stretchy="false">ω</mo>
              <mi>t</mi>
            </mrow>
            <mo stretchy="false">)</mo>
          </mrow>
        </mrow>
      </msup>
      <mtext>d</mtext>
      <mi>k</mi>
    </mrow>
    <annotation encoding="StarMath 5.0">H_{+- phantom .}(z,t) `=` int from -infinity to infinity b(k)"e"^{"i"(kz `+-` %iomega t)} "d" k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5T17:20:12.555000000</meta:creation-date>
    <meta:generator>LibreOffice/4.1.4.2$Windows_x86 LibreOffice_project/0a0440ccc0227ad9829de5f46be37cfb6edcf72</meta:generator>
  </office:meta>
</office:document-meta>
</file>